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Caligraphic" svg:font-family="MathJax_Caligraphic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0000" draw:textarea-horizontal-align="justify" draw:textarea-vertical-align="middle" draw:auto-grow-height="false" fo:min-height="6.75cm" fo:min-width="6.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75cm" fo:min-width="6.5cm" draw:shadow="hidden"/>
    </style:style>
    <style:style style:name="P1" style:family="paragraph">
      <loext:graphic-properties draw:fill-color="#cc0000"/>
      <style:paragraph-properties fo:text-align="center"/>
      <style:text-properties style:font-name="MathJax_Caligraphic" fo:font-size="28pt" style:font-size-asian="28pt" style:font-size-complex="28pt"/>
    </style:style>
    <style:style style:name="P2" style:family="paragraph">
      <loext:graphic-properties draw:fill="solid" draw:fill-color="#ffffff"/>
      <style:paragraph-properties fo:text-align="center"/>
      <style:text-properties style:font-name="MathJax_Caligraphic" fo:font-size="28pt" style:font-size-asian="28pt" style:font-size-complex="28pt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6.999cm" svg:height="6.999cm" svg:x="6cm" svg:y="5cm" svg:viewBox="0 0 7000 7000" svg:d="M0 7000c0-2333 0-4667 0-7000 2333 0 4667 0 7000 0 0 2333 0 4667 0 7000-2333 0-4667 0-7000 0z">
            <text:p/>
          </draw:path>
          <draw:path draw:style-name="gr2" draw:text-style-name="P2" draw:layer="layout" svg:width="4.33cm" svg:height="3.727cm" svg:x="7.354cm" svg:y="6.407cm" svg:viewBox="0 0 4331 3728" svg:d="M95 1096c143-16 323-116 403-228 5-15 21-47 32-74 100-317 386-402 794-429l26-5v42c-90 1033-349 2071-773 3098-32 74-58 143-58 154-11 37 26 74 79 74 143 0 371-133 429-249 16-32 96-228 143-350 339-873 561-1736 667-2610l22-154c0-5 52-5 121-5 429 0 885 58 1075 185 117 75 180 180 180 360 0 270-122 477-280 625-154 133-371 228-609 260-27 5-85 5-138 10-106 6-143 16-222 53-138 64-244 164-255 239 0 52 27 74 85 74 74 10 133 42 196 106 95 105 175 254 297 556 148 354 201 465 264 577 106 174 228 286 366 317 21 6 47 6 79 6 85 0 201-11 297-32 307-74 635-270 857-508 69-75 159-170 159-239 0-42-42-63-95-63-58 5-111 21-175 47-100 53-169 106-233 186-100 127-201 243-407 243-112 0-196-53-286-185-85-111-133-217-307-635-96-228-165-371-233-472-16-26-27-47-27-47 530-212 1080-636 1186-1213 11-53 16-100 16-148 0-196-79-350-238-450-286-191-678-212-1207-212h-445c-323 0-456 5-699 74-577 143-1043 493-1165 879-5 37-16 58-16 80 0 42 37 63 95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Caligraphic" svg:font-family="MathJax_Caligraphic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5:27:25.095227419</meta:creation-date>
    <dc:date>2019-01-25T15:31:30.611716325</dc:date>
    <meta:editing-duration>PT22S</meta:editing-duration>
    <meta:editing-cycles>1</meta:editing-cycles>
    <meta:document-statistic meta:object-count="3"/>
    <meta:generator>LibreOffice/5.2.7.2$Linux_X86_64 LibreOffice_project/20m0$Build-2</meta:generator>
  </office:meta>
</office:document-meta>
</file>